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2cm solid #000000"/>
      <style:text-properties fo:font-weight="bold"/>
    </style:style>
    <style:style style:name="ce5" style:family="table-cell" style:parent-style-name="Default" style:data-style-name="N110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4" office:value-type="string">
            <text:p>Final Mark (preliminary)</text:p>
          </table:table-cell>
        </table:table-row>
        <table:table-row table:style-name="ro2">
          <table:table-cell office:value-type="string">
            <text:p>065764</text:p>
          </table:table-cell>
          <table:table-cell office:value-type="string">
            <text:p>Jaroslav Kalistsuk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]+[.F2]+[.G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11</text:p>
          </table:table-cell>
          <table:table-cell office:value-type="string">
            <text:p>Jekaterina Gavrilo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3]+[.F3]+[.G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71</text:p>
          </table:table-cell>
          <table:table-cell office:value-type="string">
            <text:p>Raido Pahtm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4]+[.F4]+[.G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3</text:p>
          </table:table-cell>
          <table:table-cell office:value-type="string">
            <text:p>Janika Lii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5]+[.F5]+[.G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50</text:p>
          </table:table-cell>
          <table:table-cell office:value-type="string">
            <text:p>Karpo Korõtko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6]+[.F6]+[.G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961522</text:p>
          </table:table-cell>
          <table:table-cell office:value-type="string">
            <text:p>Siim Reinaas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4918</text:p>
          </table:table-cell>
          <table:table-cell office:value-type="string">
            <text:p>Mart Mangus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8]+[.F8]+[.G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701</text:p>
          </table:table-cell>
          <table:table-cell office:value-type="string">
            <text:p>Avetis Harutjunjan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107</text:p>
          </table:table-cell>
          <table:table-cell office:value-type="string">
            <text:p>Andrei Kortšak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2</text:p>
          </table:table-cell>
          <table:table-cell office:value-type="string">
            <text:p>Siim Leetberg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1]+[.F11]+[.G1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520</text:p>
          </table:table-cell>
          <table:table-cell office:value-type="string">
            <text:p>Jekaterina Burlako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2]+[.F12]+[.G1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ja Kondratje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3]+[.F13]+[.G1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654321</text:p>
          </table:table-cell>
          <table:table-cell office:value-type="string">
            <text:p>Karl Bogdano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4]+[.F14]+[.G1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82</text:p>
          </table:table-cell>
          <table:table-cell table:style-name="ce3" office:value-type="string">
            <text:p>Aleksei Plotniko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5]+[.F15]+[.G15]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072073</text:p>
          </table:table-cell>
          <table:table-cell table:style-name="ce3" office:value-type="string">
            <text:p>Janika Lii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1" svg:width="2.899cm" svg:height="0.596cm" svg:x="17.345cm" svg:y="5.716cm" draw:caption-point-x="-17.345cm" draw:caption-point-y="-5.716cm">
              <dc:date>2009-05-27T00:00:00</dc:date>
              <text:p text:style-name="P1">Robocode</text:p>
            </office:annotation>
            <text:p>5</text:p>
          </table:table-cell>
          <table:table-cell table:formula="of:=[.E16]+[.F16]+[.G16]" office:value-type="float" office:value="5">
            <text:p>5</text:p>
          </table:table-cell>
          <table:table-cell/>
        </table:table-row>
        <table:table-row table:style-name="ro2">
          <table:table-cell table:style-name="ce2" office:value-type="string">
            <text:p>040729</text:p>
          </table:table-cell>
          <table:table-cell table:style-name="ce3" office:value-type="string">
            <text:p>Valle-Tõnis Elling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1" svg:width="2.899cm" svg:height="0.596cm" svg:x="17.345cm" svg:y="6.166cm" draw:caption-point-x="-17.345cm" draw:caption-point-y="-6.166cm">
              <dc:date>2009-05-27T00:00:00</dc:date>
              <text:p text:style-name="P1">Robocode</text:p>
            </office:annotation>
            <text:p>5</text:p>
          </table:table-cell>
          <table:table-cell table:formula="of:=[.E17]+[.F17]+[.G17]" office:value-type="float" office:value="5">
            <text:p>5</text:p>
          </table:table-cell>
          <table:table-cell/>
        </table:table-row>
        <table:table-row table:style-name="ro2">
          <table:table-cell table:style-name="ce2" office:value-type="string">
            <text:p>050703</text:p>
          </table:table-cell>
          <table:table-cell table:style-name="ce3" office:value-type="string">
            <text:p>Marko Leet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8]+[.F18]+[.G18]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000522</text:p>
          </table:table-cell>
          <table:table-cell table:style-name="ce3" office:value-type="string">
            <text:p>Juri Guljaje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18</text:p>
          </table:table-cell>
          <table:table-cell table:style-name="ce3" office:value-type="string">
            <text:p>Argo Aa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0]+[.F20]+[.G2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0437</text:p>
          </table:table-cell>
          <table:table-cell table:style-name="ce3" office:value-type="string">
            <text:p>Ronald Tammepõld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1" svg:width="2.899cm" svg:height="0.596cm" svg:x="17.345cm" svg:y="7.965cm" draw:caption-point-x="-17.345cm" draw:caption-point-y="-7.965cm">
              <dc:date>2009-05-27T00:00:00</dc:date>
              <text:p text:style-name="P1">Robocode</text:p>
            </office:annotation>
            <text:p>10</text:p>
          </table:table-cell>
          <table:table-cell table:formula="of:=[.E21]+[.F21]+[.G21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50545</text:p>
          </table:table-cell>
          <table:table-cell table:style-name="ce3" office:value-type="string">
            <text:p>Kirill Trusov</text:p>
          </table:table-cell>
          <table:table-cell office:value-type="date" office:date-value="2009-05-27">
            <text:p>27.05.2009</text:p>
          </table:table-cell>
          <table:table-cell office:value-type="date" office:date-value="2009-05-26">
            <text:p>26.05.2009</text:p>
          </table:table-cell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2]+[.F22]+[.G2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20</text:p>
          </table:table-cell>
          <table:table-cell table:style-name="ce3" office:value-type="string">
            <text:p>Maksim Konstantino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3]+[.F23]+[.G23]" office:value-type="float" office:value="0">
            <text:p>0</text:p>
          </table:table-cell>
          <table:table-cell/>
        </table:table-row>
        <table:table-row table:style-name="ro2" table:number-rows-repeated="5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3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 &amp; readability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f:=codes" office:value-type="string" office:string-value="065764">
            <text:p>065764</text:p>
          </table:table-cell>
          <table:table-cell table:formula="of:=names" office:value-type="string" office:string-value="Jaroslav Kalistsuk">
            <text:p>Jaroslav Kalistsuk</text:p>
          </table:table-cell>
          <table:table-cell table:number-columns-repeated="11"/>
        </table:table-row>
        <table:table-row table:style-name="ro2">
          <table:table-cell table:formula="of:=codes" office:value-type="string" office:string-value="030611">
            <text:p>030611</text:p>
          </table:table-cell>
          <table:table-cell table:formula="of:=names" office:value-type="string" office:string-value="Jekaterina Gavrilova">
            <text:p>Jekaterina Gavrilova</text:p>
          </table:table-cell>
          <table:table-cell table:number-columns-repeated="11"/>
        </table:table-row>
        <table:table-row table:style-name="ro2">
          <table:table-cell table:formula="of:=codes" office:value-type="string" office:string-value="040771">
            <text:p>040771</text:p>
          </table:table-cell>
          <table:table-cell table:formula="of:=names" office:value-type="string" office:string-value="Raido Pahtma">
            <text:p>Raido Pahtma</text:p>
          </table:table-cell>
          <table:table-cell table:number-columns-repeated="11"/>
        </table:table-row>
        <table:table-row table:style-name="ro2">
          <table:table-cell table:formula="of:=codes" office:value-type="string" office:string-value="072073">
            <text:p>072073</text:p>
          </table:table-cell>
          <table:table-cell table:formula="of:=names" office:value-type="string" office:string-value="Janika Liiv">
            <text:p>Janika Liiv</text:p>
          </table:table-cell>
          <table:table-cell table:number-columns-repeated="11"/>
        </table:table-row>
        <table:table-row table:style-name="ro2">
          <table:table-cell table:formula="of:=codes" office:value-type="string" office:string-value="040750">
            <text:p>040750</text:p>
          </table:table-cell>
          <table:table-cell table:formula="of:=names" office:value-type="string" office:string-value="Karpo Korõtko">
            <text:p>Karpo Korõtko</text:p>
          </table:table-cell>
          <table:table-cell table:number-columns-repeated="11"/>
        </table:table-row>
        <table:table-row table:style-name="ro2">
          <table:table-cell table:formula="of:=codes" office:value-type="string" office:string-value="961522">
            <text:p>961522</text:p>
          </table:table-cell>
          <table:table-cell table:formula="of:=names" office:value-type="string" office:string-value="Siim Reinaas">
            <text:p>Siim Reinaas</text:p>
          </table:table-cell>
          <table:table-cell table:number-columns-repeated="11"/>
        </table:table-row>
        <table:table-row table:style-name="ro2">
          <table:table-cell table:formula="of:=codes" office:value-type="string" office:string-value="074918">
            <text:p>074918</text:p>
          </table:table-cell>
          <table:table-cell table:formula="of:=names" office:value-type="string" office:string-value="Mart Mangus">
            <text:p>Mart Mangus</text:p>
          </table:table-cell>
          <table:table-cell table:number-columns-repeated="11"/>
        </table:table-row>
        <table:table-row table:style-name="ro2">
          <table:table-cell table:formula="of:=codes" office:value-type="string" office:string-value="030701">
            <text:p>030701</text:p>
          </table:table-cell>
          <table:table-cell table:formula="of:=names" office:value-type="string" office:string-value="Avetis Harutjunjan">
            <text:p>Avetis Harutjunjan</text:p>
          </table:table-cell>
          <table:table-cell table:number-columns-repeated="11"/>
        </table:table-row>
        <table:table-row table:style-name="ro2">
          <table:table-cell table:formula="of:=codes" office:value-type="string" office:string-value="072107">
            <text:p>072107</text:p>
          </table:table-cell>
          <table:table-cell table:formula="of:=names" office:value-type="string" office:string-value="Andrei Kortšak">
            <text:p>Andrei Kortšak</text:p>
          </table:table-cell>
          <table:table-cell table:number-columns-repeated="11"/>
        </table:table-row>
        <table:table-row table:style-name="ro2">
          <table:table-cell table:formula="of:=codes" office:value-type="string" office:string-value="072072">
            <text:p>072072</text:p>
          </table:table-cell>
          <table:table-cell table:formula="of:=names" office:value-type="string" office:string-value="Siim Leetberg">
            <text:p>Siim Leetberg</text:p>
          </table:table-cell>
          <table:table-cell table:number-columns-repeated="11"/>
        </table:table-row>
        <table:table-row table:style-name="ro2">
          <table:table-cell table:formula="of:=codes" office:value-type="string" office:string-value="030520">
            <text:p>030520</text:p>
          </table:table-cell>
          <table:table-cell table:formula="of:=names" office:value-type="string" office:string-value="Jekaterina Burlakova">
            <text:p>Jekaterina Burlakova</text:p>
          </table:table-cell>
          <table:table-cell table:number-columns-repeated="11"/>
        </table:table-row>
        <table:table-row table:style-name="ro2">
          <table:table-cell table:formula="of:=codes" office:value-type="string" office:string-value="020544">
            <text:p>020544</text:p>
          </table:table-cell>
          <table:table-cell table:formula="of:=names" office:value-type="string" office:string-value="Julija Kondratjeva">
            <text:p>Julija Kondratjeva</text:p>
          </table:table-cell>
          <table:table-cell table:number-columns-repeated="11"/>
        </table:table-row>
        <table:table-row table:style-name="ro2">
          <table:table-cell table:formula="of:=codes" office:value-type="string" office:string-value="654321">
            <text:p>654321</text:p>
          </table:table-cell>
          <table:table-cell table:formula="of:=names" office:value-type="string" office:string-value="Karl Bogdanov">
            <text:p>Karl Bogdanov</text:p>
          </table:table-cell>
          <table:table-cell table:number-columns-repeated="11"/>
        </table:table-row>
        <table:table-row table:style-name="ro2">
          <table:table-cell table:formula="of:=codes" office:value-type="string" office:string-value="030682">
            <text:p>030682</text:p>
          </table:table-cell>
          <table:table-cell table:formula="of:=names" office:value-type="string" office:string-value="Aleksei Plotnikov">
            <text:p>Aleksei Plotnikov</text:p>
          </table:table-cell>
          <table:table-cell table:number-columns-repeated="11"/>
        </table:table-row>
        <table:table-row table:style-name="ro2">
          <table:table-cell table:formula="of:=codes" office:value-type="string" office:string-value="072073">
            <text:p>072073</text:p>
          </table:table-cell>
          <table:table-cell table:formula="of:=names" office:value-type="string" office:string-value="Janika Liiv">
            <text:p>Janika Liiv</text:p>
          </table:table-cell>
          <table:table-cell table:number-columns-repeated="11"/>
        </table:table-row>
        <table:table-row table:style-name="ro2">
          <table:table-cell table:formula="of:=codes" office:value-type="string" office:string-value="040729">
            <text:p>040729</text:p>
          </table:table-cell>
          <table:table-cell table:formula="of:=names" office:value-type="string" office:string-value="Valle-Tõnis Elling">
            <text:p>Valle-Tõnis Elling</text:p>
          </table:table-cell>
          <table:table-cell table:number-columns-repeated="11"/>
        </table:table-row>
        <table:table-row table:style-name="ro2">
          <table:table-cell table:formula="of:=codes" office:value-type="string" office:string-value="050703">
            <text:p>050703</text:p>
          </table:table-cell>
          <table:table-cell table:formula="of:=names" office:value-type="string" office:string-value="Marko Leet">
            <text:p>Marko Leet</text:p>
          </table:table-cell>
          <table:table-cell table:number-columns-repeated="11"/>
        </table:table-row>
        <table:table-row table:style-name="ro2">
          <table:table-cell table:formula="of:=codes" office:value-type="string" office:string-value="000522">
            <text:p>000522</text:p>
          </table:table-cell>
          <table:table-cell table:formula="of:=names" office:value-type="string" office:string-value="Juri Guljajev">
            <text:p>Juri Guljajev</text:p>
          </table:table-cell>
          <table:table-cell table:number-columns-repeated="11"/>
        </table:table-row>
        <table:table-row table:style-name="ro2">
          <table:table-cell table:formula="of:=codes" office:value-type="string" office:string-value="040718">
            <text:p>040718</text:p>
          </table:table-cell>
          <table:table-cell table:formula="of:=names" office:value-type="string" office:string-value="Argo Aava">
            <text:p>Argo Aava</text:p>
          </table:table-cell>
          <table:table-cell table:number-columns-repeated="11"/>
        </table:table-row>
        <table:table-row table:style-name="ro2">
          <table:table-cell table:formula="of:=codes" office:value-type="string" office:string-value="090437">
            <text:p>090437</text:p>
          </table:table-cell>
          <table:table-cell table:formula="of:=names" office:value-type="string" office:string-value="Ronald Tammepõld">
            <text:p>Ronald Tammepõld</text:p>
          </table:table-cell>
          <table:table-cell table:number-columns-repeated="11"/>
        </table:table-row>
        <table:table-row table:style-name="ro2">
          <table:table-cell table:formula="of:=codes" office:value-type="string" office:string-value="050545">
            <text:p>050545</text:p>
          </table:table-cell>
          <table:table-cell table:formula="of:=names" office:value-type="string" office:string-value="Kirill Trusov">
            <text:p>Kirill Trusov</text:p>
          </table:table-cell>
          <table:table-cell table:number-columns-repeated="11"/>
        </table:table-row>
        <table:table-row table:style-name="ro2">
          <table:table-cell table:formula="of:=codes" office:value-type="string" office:string-value="030620">
            <text:p>030620</text:p>
          </table:table-cell>
          <table:table-cell table:formula="of:=names" office:value-type="string" office:string-value="Maksim Konstantinov">
            <text:p>Maksim Konstantinov</text:p>
          </table:table-cell>
          <table:table-cell table:number-columns-repeated="11"/>
        </table:table-row>
        <table:table-row table:style-name="ro2" table:number-rows-repeated="3">
          <table:table-cell table:number-columns-repeated="1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26"/>
        <table:named-range table:name="names" table:base-cell-address="$Totals.$B$38" table:cell-range-address="$Totals.$B$2:.$B$26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7">27/05/2009</text:date>, <text:time>10:3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Anton</meta:initial-creator>
    <meta:creation-date>2007-05-27T21:27:51</meta:creation-date>
    <dc:date>2009-05-27T10:38:06</dc:date>
    <dc:language>en-US</dc:language>
    <meta:editing-cycles>150</meta:editing-cycles>
    <meta:editing-duration>PT124H46M10S</meta:editing-duration>
    <meta:document-statistic meta:table-count="2" meta:cell-count="218" meta:object-count="0"/>
    <meta:user-defined meta:name="Info 1"/>
    <meta:user-defined meta:name="Info 2"/>
    <meta:user-defined meta:name="Info 3"/>
    <meta:user-defined meta:name="Info 4"/>
  </office:meta>
</office:document-meta>
</file>